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64H15M01.113051001S" calcext:value-type="time">
            <text:p>1164:1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4H41M38.121S" calcext:value-type="time">
            <text:p>04:41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36H54M53.475S" calcext:value-type="time">
            <text:p>36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07:55:24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6T15:58:32.832000000</dc:date>
    <meta:editing-duration>P51DT13H2M12S</meta:editing-duration>
    <meta:editing-cycles>1355</meta:editing-cycles>
    <meta:generator>LibreOffice/7.2.6.2$Windows_X86_64 LibreOffice_project/b0ec3a565991f7569a5a7f5d24fed7f52653d754</meta:generator>
    <meta:document-statistic meta:table-count="2" meta:cell-count="1688" meta:object-count="0"/>
  </office:meta>
</office:document-meta>
</file>